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04/11/2011</text:p>
      <text:p text:style-name="P25">Período :<text:tab/><text:tab/>04/11/2011 à 11/11/2011 postergado, 26/11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120840994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Execução do Tutorial de tecnologias utilizadas feito pelo Desenvolvedor Diego.</text:p>
          </table:table-cell>
          <table:table-cell table:style-name="Tabela2.B2" office:value-type="string">
            <text:p text:style-name="P32">Cally, Fernando, Tiago, Jose Aparecido</text:p>
          </table:table-cell>
          <table:table-cell table:style-name="Tabela2.B2" office:value-type="string">
            <text:p text:style-name="P32">Conclúido</text:p>
          </table:table-cell>
          <table:table-cell table:style-name="Tabela2.B2" office:value-type="string">
            <text:p text:style-name="P32">11/11/2011</text:p>
          </table:table-cell>
          <table:table-cell table:style-name="Tabela2.F2" office:value-type="string">
            <text:p text:style-name="P32">03/02/2012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Consolidação dos requisitos manter usuário e manter categoria</text:p>
          </table:table-cell>
          <table:table-cell table:style-name="Tabela2.B2" office:value-type="string">
            <text:p text:style-name="P32">Guiliano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11/11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Entrega da Primeira versão da arquitetura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11/11/2011</text:p>
          </table:table-cell>
          <table:table-cell table:style-name="Tabela2.F2" office:value-type="string">
            <text:p text:style-name="P33">03/03/2012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Obter instalação do SQLServer e Windows 2008 R2</text:p>
          </table:table-cell>
          <table:table-cell table:style-name="Tabela2.B2" office:value-type="string">
            <text:p text:style-name="P32">Cally</text:p>
          </table:table-cell>
          <table:table-cell table:style-name="Tabela2.B2" office:value-type="string">
            <text:p text:style-name="P32">Aberta</text:p>
          </table:table-cell>
          <table:table-cell table:style-name="Tabela2.B2" office:value-type="string">
            <text:p text:style-name="P32">26/11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Implementação dos códigos do Tutorial e os exercícios</text:p>
          </table:table-cell>
          <table:table-cell table:style-name="Tabela2.B2" office:value-type="string">
            <text:p text:style-name="P32">Cally, Fernando, Tiago, Jose Aparecido</text:p>
          </table:table-cell>
          <table:table-cell table:style-name="Tabela2.B2" office:value-type="string">
            <text:p text:style-name="P32">Aberta</text:p>
          </table:table-cell>
          <table:table-cell table:style-name="Tabela2.B2" office:value-type="string">
            <text:p text:style-name="P32">26/11/2011</text:p>
          </table:table-cell>
          <table:table-cell table:style-name="Tabela2.F2" office:value-type="string">
            <text:p text:style-name="P33">03/03/2012</text:p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1385501818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692221105" text:continue-numbering="true" text:style-name="WW8Num35">
        <text:list-item>
          <text:p text:style-name="P37">Observações gerais.</text:p>
        </text:list-item>
      </text:list>
      <text:p text:style-name="P15"/>
      <text:list xml:id="list1608695285" text:style-name="L1">
        <text:list-item>
          <text:p text:style-name="P38"><text:soft-page-break/><text:s text:c="2"/>Os bolsistas ainda estão terminando a execução do tutorial para entendimento dos componentes da arquitetura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/>
    </style:style>
    <style:style style:name="Text_20_body_20__28_user_29_" style:display-name="Text body (user)" style:family="paragraph" style:parent-style-name="Standard_20__28_user_29_">
      <style:paragraph-properties fo:margin="100%"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="100%"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="100%" fo:margin-left="0.847cm" fo:margin-right="0cm" fo:hyphenation-ladder-count="no-limit" fo:text-indent="0cm" style:auto-text-indent="false">
        <style:tab-stops/>
      </style:paragraph-properties>
      <style:text-properties fo:color="#000000" fo:hyphenate="false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/>
    </style:style>
    <style:style style:name="RUP_20_Corpo_20_1" style:display-name="RUP Corpo 1" style:family="paragraph">
      <style:paragraph-properties fo:margin="100%"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RUP_20_Corpo_20_2" style:display-name="RUP Corpo 2" style:family="paragraph">
      <style:paragraph-properties fo:margin="100%"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="100%" fo:margin-left="1.69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="100%"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="100%" fo:margin-left="2.5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="100%" fo:margin-left="2.96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="100%" fo:margin-left="3.38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/>
    </style:style>
    <style:style style:name="Título13" style:family="paragraph" style:parent-style-name="Corpo_20_de_20_texto_20_2" style:list-style-name="WW8Num3">
      <style:paragraph-properties fo:margin="100%"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/>
    </style:style>
    <style:style style:name="Com_20_marcadores" style:display-name="Com marcadores" style:family="paragraph" style:parent-style-name="Standard_20__28_user_29_" style:list-style-name="WW8Num22">
      <style:paragraph-properties fo:margin="100%"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/>
    </style:style>
    <style:style style:name="Contents_20_10_20__28_user_29_" style:display-name="Contents 10 (user)" style:family="paragraph" style:parent-style-name="Index_20__28_user_29_">
      <style:paragraph-properties fo:margin="100%" fo:margin-left="4.49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7e68ba2-a744ebf-1f241b7-c506db1-7d53735</meta:generator>
    <dc:title>&lt;Nome do Projeto&gt;</dc:title>
    <meta:initial-creator>Lena Lúcia de Moraes</meta:initial-creator>
    <meta:creation-date>2011-05-06T21:41:00Z</meta:creation-date>
    <dc:date>2012-03-03T12:21:48</dc:date>
    <meta:print-date>2011-04-29T14:00:00Z</meta:print-date>
    <meta:editing-cycles>65</meta:editing-cycles>
    <meta:editing-duration>PT12H13M43S</meta:editing-duration>
    <dc:creator>guiliano </dc:creator>
    <meta:document-statistic meta:table-count="3" meta:image-count="0" meta:object-count="0" meta:page-count="3" meta:paragraph-count="65" meta:word-count="193" meta:character-count="1177" meta:non-whitespace-character-count="1158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